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61c6" officeooo:paragraph-rsid="001561c6"/>
    </style:style>
    <style:style style:name="P2" style:family="paragraph" style:parent-style-name="Text_20_body">
      <style:text-properties officeooo:rsid="001561c6" officeooo:paragraph-rsid="001629a0"/>
    </style:style>
    <style:style style:name="P3" style:family="paragraph" style:parent-style-name="Text_20_body">
      <style:text-properties officeooo:rsid="001561c6" officeooo:paragraph-rsid="0016ea90"/>
    </style:style>
    <style:style style:name="P4" style:family="paragraph" style:parent-style-name="Text_20_body">
      <style:text-properties officeooo:rsid="001561c6" officeooo:paragraph-rsid="00183531"/>
    </style:style>
    <style:style style:name="P5" style:family="paragraph" style:parent-style-name="Text_20_body">
      <style:text-properties officeooo:rsid="001561c6" officeooo:paragraph-rsid="001a2fa0"/>
    </style:style>
    <style:style style:name="P6" style:family="paragraph" style:parent-style-name="Text_20_body">
      <style:text-properties officeooo:rsid="001561c6" officeooo:paragraph-rsid="001bea91"/>
    </style:style>
    <style:style style:name="P7" style:family="paragraph" style:parent-style-name="Text_20_body">
      <style:text-properties officeooo:paragraph-rsid="001629a0"/>
    </style:style>
    <style:style style:name="P8" style:family="paragraph" style:parent-style-name="Text_20_body">
      <style:text-properties officeooo:paragraph-rsid="0016ea90"/>
    </style:style>
    <style:style style:name="P9" style:family="paragraph" style:parent-style-name="Text_20_body">
      <style:text-properties officeooo:paragraph-rsid="00183531"/>
    </style:style>
    <style:style style:name="P10" style:family="paragraph" style:parent-style-name="Text_20_body">
      <style:text-properties officeooo:paragraph-rsid="001a2fa0"/>
    </style:style>
    <style:style style:name="P11" style:family="paragraph" style:parent-style-name="Text_20_body">
      <style:text-properties officeooo:paragraph-rsid="001bea91"/>
    </style:style>
    <style:style style:name="P12" style:family="paragraph" style:parent-style-name="Text_20_body">
      <style:text-properties officeooo:rsid="001dae1b" officeooo:paragraph-rsid="001e714a"/>
    </style:style>
    <style:style style:name="P13" style:family="paragraph" style:parent-style-name="Text_20_body">
      <style:text-properties officeooo:rsid="001ee7a3" officeooo:paragraph-rsid="00210bf5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officeooo:rsid="001dae1b" officeooo:paragraph-rsid="001e714a"/>
    </style:style>
    <style:style style:name="P16" style:family="paragraph" style:parent-style-name="Text_20_body">
      <style:text-properties officeooo:paragraph-rsid="001bea91"/>
    </style:style>
    <style:style style:name="P17" style:family="paragraph" style:parent-style-name="Text_20_body">
      <style:text-properties officeooo:rsid="001561c6" officeooo:paragraph-rsid="001bea91"/>
    </style:style>
    <style:style style:name="P18" style:family="paragraph" style:parent-style-name="Text_20_body">
      <style:text-properties officeooo:rsid="001561c6" officeooo:paragraph-rsid="001561c6"/>
    </style:style>
    <style:style style:name="P19" style:family="paragraph" style:parent-style-name="Text_20_body">
      <style:text-properties officeooo:rsid="001561c6" officeooo:paragraph-rsid="001629a0"/>
    </style:style>
    <style:style style:name="P20" style:family="paragraph" style:parent-style-name="Text_20_body">
      <style:text-properties officeooo:rsid="001561c6" officeooo:paragraph-rsid="0016ea90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20563" officeooo:paragraph-rsid="00220563"/>
    </style:style>
    <style:style style:name="T1" style:family="text">
      <style:text-properties officeooo:rsid="001561c6"/>
    </style:style>
    <style:style style:name="T2" style:family="text">
      <style:text-properties officeooo:rsid="001629a0"/>
    </style:style>
    <style:style style:name="T3" style:family="text">
      <style:text-properties officeooo:rsid="0016ea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3531"/>
    </style:style>
    <style:style style:name="T6" style:family="text">
      <style:text-properties officeooo:rsid="001a2fa0"/>
    </style:style>
    <style:style style:name="T7" style:family="text">
      <style:text-properties officeooo:rsid="001be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">CONSULTAS SUMARIAS</text:span> </text:p>
      <text:p text:style-name="P23"><text:span text:style-name="T4">Nombre</text:span>: José Manuel Monteagudo Sánchez</text:p>
      <text:p text:style-name="P23"><text:span text:style-name="T4">Fecha</text:span>: 12/05/2020</text:p>
      <text:p text:style-name="P23"/>
      <text:p text:style-name="P14">54. Calcula la edad media de los empleados.</text:p>
      <text:p text:style-name="P1">SELECT AVG(edad) AS media</text:p>
      <text:p text:style-name="P1">FROM repventas;</text:p>
      <text:p text:style-name="P1"/>
      <text:p text:style-name="P14"><text:bookmark text:name="yui_3_17_2_1_1589271343309_28"/><text:bookmark text:name="yui_3_17_2_1_1589271343309_27"/><text:bookmark text:name="yui_3_17_2_1_1589271343309_29"/>55. Calcula la cuota y las ventas promedio de los vendedores</text:p>
      <text:p text:style-name="P7"><text:span text:style-name="T1">SELECT AVG(</text:span><text:span text:style-name="T2">cuota</text:span><text:span text:style-name="T1">), </text:span><text:span text:style-name="T2">AVG(ventas)</text:span></text:p>
      <text:p text:style-name="P2">FROM repventas;</text:p>
      <text:p text:style-name="P2"/>
      <text:p text:style-name="P14">56. Calcula la media del rendimiento de los vendedores, que es las venta dividida por cuota y multiplicado por 100</text:p>
      <text:p text:style-name="P7"><text:span text:style-name="T1">SELECT AVG(</text:span><text:span text:style-name="T2">(ventas/cuota)*100</text:span><text:span text:style-name="T1">)</text:span></text:p>
      <text:p text:style-name="P2">FROM repventas;</text:p>
      <text:p text:style-name="P2"/>
      <text:p text:style-name="P14">57. Calcular la suma de la cuota y la suma de las ventas de todos los vendedores</text:p>
      <text:p text:style-name="P2">SELECT <text:span text:style-name="T2">SUM(cuota), SUM(ventas)</text:span></text:p>
      <text:p text:style-name="P2">FROM repventas;</text:p>
      <text:p text:style-name="P2"/>
      <text:p text:style-name="P14">58. Muestra el objetivo y ventas promedio para las oficinas de la región ‘Eastern’</text:p>
      <text:p text:style-name="P8"><text:span text:style-name="T1">SELECT AVG(</text:span><text:span text:style-name="T3">objetivo</text:span><text:span text:style-name="T1">), </text:span><text:span text:style-name="T3">AVG(ventas)</text:span></text:p>
      <text:p text:style-name="P3">FROM <text:span text:style-name="T3">objetivo</text:span></text:p>
      <text:p text:style-name="P3"><text:span text:style-name="T3">WHERE region = ’Este’</text:span>;</text:p>
      <text:p text:style-name="P3"/>
      <text:p text:style-name="P14">59. Calcular el total del importe de los pedidos del vendedor 107</text:p>
      <text:p text:style-name="P8"><text:span text:style-name="T1">SELECT </text:span><text:span text:style-name="T3">SUM(importe)</text:span></text:p>
      <text:p text:style-name="P3">FROM <text:span text:style-name="T3">pedidos</text:span></text:p>
      <text:p text:style-name="P3"><text:span text:style-name="T3">WHERE rep = ’107’</text:span>;</text:p>
      <text:p text:style-name="P3"/>
      <text:p text:style-name="P14"/>
      <text:p text:style-name="P14"/>
      <text:p text:style-name="P14"><text:soft-page-break/>60. Calcular el precio medio de los productos del fabricante ACI</text:p>
      <text:p text:style-name="P9"><text:span text:style-name="T1">SELECT AVG(</text:span><text:span text:style-name="T5">precio</text:span><text:span text:style-name="T1">)</text:span></text:p>
      <text:p text:style-name="P4">FROM <text:span text:style-name="T5">productos</text:span></text:p>
      <text:p text:style-name="P4"><text:span text:style-name="T3">WHERE </text:span><text:span text:style-name="T5">idfab</text:span><text:span text:style-name="T3"> = ’</text:span><text:span text:style-name="T5">ACI</text:span><text:span text:style-name="T3">’</text:span>;</text:p>
      <text:p text:style-name="P14">61. Calcular el importe medio de los pedidos realizados por el cliente 2103</text:p>
      <text:p text:style-name="P10"><text:span text:style-name="T1">SELECT AVG(</text:span><text:span text:style-name="T6">importe</text:span><text:span text:style-name="T1">)</text:span></text:p>
      <text:p text:style-name="P5">FROM <text:span text:style-name="T5">p</text:span><text:span text:style-name="T6">edidos</text:span></text:p>
      <text:p text:style-name="P5"><text:span text:style-name="T3">WHERE </text:span><text:span text:style-name="T6">clie</text:span><text:span text:style-name="T3"> = ’</text:span><text:span text:style-name="T6">2103’</text:span>;</text:p>
      <text:p text:style-name="Text_20_body"><text:span text:style-name="T4">62. Calcula las cuota máxima de los vendedores</text:span></text:p>
      <text:p text:style-name="P11"><text:span text:style-name="T1">SELECT </text:span><text:span text:style-name="T7">MAX(cuota)</text:span></text:p>
      <text:p text:style-name="P6">FROM <text:span text:style-name="T7">repventas;</text:span></text:p>
      <text:p text:style-name="P6"/>
      <text:p text:style-name="P14">63. Calcula el importe mínimo de pedido realizado</text:p>
      <text:p text:style-name="P11"><text:span text:style-name="T1">SELECT </text:span><text:span text:style-name="T7">MIN(importe)</text:span></text:p>
      <text:p text:style-name="P11"><text:span text:style-name="T1">FROM </text:span><text:span text:style-name="T7">pedidos;</text:span></text:p>
      <text:p text:style-name="P11"/>
      <text:p text:style-name="Text_20_body"><text:span text:style-name="T4">64.</text:span> <text:span text:style-name="T4">Calcula la edad mínima y máxima de los vendedores</text:span></text:p>
      <text:p text:style-name="P11"><text:span text:style-name="T1">SELECT </text:span><text:span text:style-name="T7">MIN(edad), MAX(edad)</text:span></text:p>
      <text:p text:style-name="P11"><text:span text:style-name="T1">FROM </text:span><text:span text:style-name="T7">repventas;</text:span></text:p>
      <text:p text:style-name="P11"/>
      <text:p text:style-name="Text_20_body"><text:span text:style-name="T4">65</text:span>. <text:span text:style-name="T4">Calcula la fecha de contrato de empleado más antigua</text:span></text:p>
      <text:p text:style-name="P12">SELECT MIN (contrato) </text:p>
      <text:p text:style-name="P12">FROM repventas;</text:p>
      <text:p text:style-name="P12"/>
      <text:p text:style-name="P14">66. Calcula el máximo valor en almacén (precio*existencias) que alcanza un producto</text:p>
      <text:p text:style-name="P11"><text:span text:style-name="T1">SELECT </text:span><text:span text:style-name="T7">MAX(precio*existencias)</text:span></text:p>
      <text:p text:style-name="P11"><text:span text:style-name="T1">FROM </text:span><text:span text:style-name="T7">productos;</text:span></text:p>
      <text:p text:style-name="P11"/>
      <text:p text:style-name="P14">67. Obtén el nombre del empleado primero en orden de lista</text:p>
      <text:p text:style-name="P13">SELECT MIN(nombre) </text:p>
      <text:p text:style-name="P13">FROM repventas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10:18:31.517000000</meta:creation-date>
    <dc:date>2020-05-12T12:46:46.028000000</dc:date>
    <meta:editing-duration>PT37M15S</meta:editing-duration>
    <meta:editing-cycles>10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9" meta:word-count="253" meta:character-count="1619" meta:non-whitespace-character-count="1412"/>
  </office:meta>
</office:document-meta>
</file>